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path draw:style-name="gr1" draw:layer="layout" svg:width="1cm" svg:height="2cm" svg:x="0cm" svg:y="0cm" svg:viewBox="0 0 1001 2001" svg:d="m1001 0c0 0-501 0-501 1000s501 1001 501 1001c0 0-1001 0-1001-1001s1001-1000 1001-1000z">
            <text:p/>
          </draw:path>
          <draw:path draw:style-name="gr2" draw:layer="layout" svg:width="1cm" svg:height="2cm" svg:x="0cm" svg:y="0cm" svg:viewBox="0 0 1001 2001" svg:d="m1001 0c0 0-501 0-501 1000s501 1001 501 1001c0 0-1001 0-1001-1001s1001-1000 1001-10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Assorted - Quarter Moon</dc:title>
    <meta:creation-date>2011-02-07T16:55:1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